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1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1" calcext:value-type="float">
            <text:p>1</text:p>
          </table:table-cell>
          <table:table-cell table:style-name="ce42" table:formula="of:=[.D3]/[.$D$12]" office:value-type="percentage" office:value="0.00248756218905473" calcext:value-type="percentage">
            <text:p>0,2%</text:p>
          </table:table-cell>
          <table:table-cell table:style-name="ce46" table:formula="of:=[.E3]" office:value-type="percentage" office:value="0.00248756218905473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4]+[.C4]" office:value-type="float" office:value="43" calcext:value-type="float">
            <text:p>43</text:p>
          </table:table-cell>
          <table:table-cell table:style-name="ce42" table:formula="of:=[.D4]/[.$D$12]" office:value-type="percentage" office:value="0.106965174129353" calcext:value-type="percentage">
            <text:p>10,7%</text:p>
          </table:table-cell>
          <table:table-cell table:style-name="ce47" table:formula="of:=[.F3]+[.E4]" office:value-type="percentage" office:value="0.109452736318408" calcext:value-type="percentage">
            <text:p>1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[.B5]+[.C5]" office:value-type="float" office:value="58" calcext:value-type="float">
            <text:p>58</text:p>
          </table:table-cell>
          <table:table-cell table:style-name="ce42" table:formula="of:=[.D5]/[.$D$12]" office:value-type="percentage" office:value="0.144278606965174" calcext:value-type="percentage">
            <text:p>14,4%</text:p>
          </table:table-cell>
          <table:table-cell table:style-name="ce46" table:formula="of:=[.F4]+[.E5]" office:value-type="percentage" office:value="0.253731343283582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6]+[.C6]" office:value-type="float" office:value="53" calcext:value-type="float">
            <text:p>53</text:p>
          </table:table-cell>
          <table:table-cell table:style-name="ce42" table:formula="of:=[.D6]/[.$D$12]" office:value-type="percentage" office:value="0.131840796019901" calcext:value-type="percentage">
            <text:p>13,2%</text:p>
          </table:table-cell>
          <table:table-cell table:style-name="ce48" table:formula="of:=[.F5]+[.E6]" office:value-type="percentage" office:value="0.385572139303483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35" table:formula="of:=[.B7]+[.C7]" office:value-type="float" office:value="43" calcext:value-type="float">
            <text:p>43</text:p>
          </table:table-cell>
          <table:table-cell table:style-name="ce42" table:formula="of:=[.D7]/[.$D$12]" office:value-type="percentage" office:value="0.106965174129353" calcext:value-type="percentage">
            <text:p>10,7%</text:p>
          </table:table-cell>
          <table:table-cell table:style-name="ce48" table:formula="of:=[.F6]+[.E7]" office:value-type="percentage" office:value="0.492537313432836" calcext:value-type="percentage">
            <text:p>4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35" table:formula="of:=[.B8]+[.C8]" office:value-type="float" office:value="85" calcext:value-type="float">
            <text:p>85</text:p>
          </table:table-cell>
          <table:table-cell table:style-name="ce42" table:formula="of:=[.D8]/[.$D$12]" office:value-type="percentage" office:value="0.211442786069652" calcext:value-type="percentage">
            <text:p>21,1%</text:p>
          </table:table-cell>
          <table:table-cell table:style-name="ce46" table:formula="of:=[.F7]+[.E8]" office:value-type="percentage" office:value="0.703980099502488" calcext:value-type="percentage">
            <text:p>7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22" calcext:value-type="float">
            <text:p>22</text:p>
          </table:table-cell>
          <table:table-cell table:style-name="ce35" table:formula="of:=[.B9]+[.C9]" office:value-type="float" office:value="40" calcext:value-type="float">
            <text:p>40</text:p>
          </table:table-cell>
          <table:table-cell table:style-name="ce42" table:formula="of:=[.D9]/[.$D$12]" office:value-type="percentage" office:value="0.0995024875621891" calcext:value-type="percentage">
            <text:p>10,0%</text:p>
          </table:table-cell>
          <table:table-cell table:style-name="ce46" table:formula="of:=[.F8]+[.E9]" office:value-type="percentage" office:value="0.803482587064677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10]+[.C10]" office:value-type="float" office:value="33" calcext:value-type="float">
            <text:p>33</text:p>
          </table:table-cell>
          <table:table-cell table:style-name="ce42" table:formula="of:=[.D10]/[.$D$12]" office:value-type="percentage" office:value="0.082089552238806" calcext:value-type="percentage">
            <text:p>8,2%</text:p>
          </table:table-cell>
          <table:table-cell table:style-name="ce46" table:formula="of:=[.F9]+[.E10]" office:value-type="percentage" office:value="0.885572139303483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11]+[.C11]" office:value-type="float" office:value="46" calcext:value-type="float">
            <text:p>46</text:p>
          </table:table-cell>
          <table:table-cell table:style-name="ce43" table:formula="of:=[.D11]/[.$D$12]" office:value-type="percentage" office:value="0.114427860696517" calcext:value-type="percentage">
            <text:p>11,4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89" calcext:value-type="float">
            <text:p>189</text:p>
          </table:table-cell>
          <table:table-cell table:style-name="ce20" table:formula="of:=SUM([.C3:.C11])" office:value-type="float" office:value="213" calcext:value-type="float">
            <text:p>213</text:p>
          </table:table-cell>
          <table:table-cell table:style-name="ce36" table:formula="of:=SUM([.D3:.D11])"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70149253731343" calcext:value-type="percentage">
            <text:p>47 %</text:p>
          </table:table-cell>
          <table:table-cell table:style-name="ce21" table:formula="of:=[.C12]/[.D12]" office:value-type="percentage" office:value="0.529850746268657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6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41" calcext:value-type="float">
            <text:p>241</text:p>
          </table:table-cell>
          <table:table-cell table:style-name="ce38" office:value-type="float" office:value="16" calcext:value-type="float">
            <text:p>16</text:p>
          </table:table-cell>
          <table:table-cell table:style-name="ce23" table:formula="of:=SUM([.A18:.D18])" office:value-type="float" office:value="407" calcext:value-type="float">
            <text:p>407</text:p>
          </table:table-cell>
          <table:table-cell/>
          <table:table-cell table:style-name="ce67" office:value-type="percentage" office:value="0.037" calcext:value-type="percentage" table:number-columns-spanned="3" table:number-rows-spanned="1">
            <text:p>3,70 %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9" table:formula="of:=[.A18]/[.$E$18]" office:value-type="percentage" office:value="0.208845208845209" calcext:value-type="percentage">
            <text:p>20,9%</text:p>
          </table:table-cell>
          <table:table-cell table:style-name="ce9" table:formula="of:=[.B18]/[.$E$18]" office:value-type="percentage" office:value="0.15970515970516" calcext:value-type="percentage">
            <text:p>16,0%</text:p>
          </table:table-cell>
          <table:table-cell table:style-name="ce9" table:formula="of:=[.C18]/[.$E$18]" office:value-type="percentage" office:value="0.592137592137592" calcext:value-type="percentage">
            <text:p>59,2%</text:p>
          </table:table-cell>
          <table:table-cell table:style-name="ce9" table:formula="of:=[.D18]/[.$E$18]" office:value-type="percentage" office:value="0.0393120393120393" calcext:value-type="percentage">
            <text:p>3,9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5"/>
          <table:covered-table-cell table:style-name="ce102"/>
          <table:table-cell/>
        </table:table-row>
        <table:table-row table:style-name="ro2">
          <table:table-cell table:style-name="ce10" office:value-type="string" calcext:value-type="string">
            <text:p>Distribución por síntomas: en 7 casos confirmados no ha sido posible identificar la existencia o no de sintomatología</text:p>
          </table:table-cell>
          <table:table-cell table:number-columns-repeated="5"/>
          <table:table-cell table:style-name="ce68" office:value-type="float" office:value="11.3" calcext:value-type="float" table:number-columns-spanned="3" table:number-rows-spanned="1">
            <text:p>11,3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87" calcext:value-type="float">
            <text:p>187</text:p>
          </table:table-cell>
          <table:table-cell table:style-name="ce30" table:formula="of:=[.B22]/[.E18]" office:value-type="percentage" office:value="0.45945945945946" calcext:value-type="percentage">
            <text:p>4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13" calcext:value-type="float">
            <text:p>213</text:p>
          </table:table-cell>
          <table:table-cell table:style-name="ce31" table:formula="of:=[.B23]/[.E18]" office:value-type="percentage" office:value="0.523341523341523" calcext:value-type="percentage">
            <text:p>52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Univérsitas</text:p>
          </table:table-cell>
          <table:table-cell table:style-name="ce24" office:value-type="float" office:value="22" calcext:value-type="float">
            <text:p>22</text:p>
          </table:table-cell>
          <table:table-cell table:style-name="ce32" table:formula="of:=[.B28]/[.$B$103]" office:value-type="percentage" office:value="0.0540540540540541" calcext:value-type="percentage">
            <text:p>5,4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9" office:value-type="float" office:value="92" calcext:value-type="float">
            <text:p>92</text:p>
          </table:table-cell>
          <table:table-cell table:style-name="ce87" table:formula="of:=[.G28]/[.G$37]" office:value-type="percentage" office:value="0.226044226044226" calcext:value-type="percentage">
            <text:p>22,60 %</text:p>
          </table:table-cell>
          <table:table-cell table:style-name="ce104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29]/[.$B$103]" office:value-type="percentage" office:value="0.0466830466830467" calcext:value-type="percentage">
            <text:p>4,67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ZARAGOZA II</text:p>
          </table:table-cell>
          <table:table-cell table:style-name="ce70" office:value-type="float" office:value="77" calcext:value-type="float">
            <text:p>77</text:p>
          </table:table-cell>
          <table:table-cell table:style-name="ce88" table:formula="of:=[.G29]/[.G$37]" office:value-type="percentage" office:value="0.189189189189189" calcext:value-type="percentage">
            <text:p>18,92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Grañén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0]/[.$B$103]" office:value-type="percentage" office:value="0.0393120393120393" calcext:value-type="percentage">
            <text:p>3,93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71" office:value-type="float" office:value="49" calcext:value-type="float">
            <text:p>49</text:p>
          </table:table-cell>
          <table:table-cell table:style-name="ce89" table:formula="of:=[.G30]/[.G$37]" office:value-type="percentage" office:value="0.12039312039312" calcext:value-type="percentage">
            <text:p>12,04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1]/[.$B$103]" office:value-type="percentage" office:value="0.0368550368550369" calcext:value-type="percentage">
            <text:p>3,69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TERUEL</text:p>
          </table:table-cell>
          <table:table-cell table:style-name="ce72" office:value-type="float" office:value="47" calcext:value-type="float">
            <text:p>47</text:p>
          </table:table-cell>
          <table:table-cell table:style-name="ce90" table:formula="of:=[.G31]/[.G$37]" office:value-type="percentage" office:value="0.115479115479116" calcext:value-type="percentage">
            <text:p>11,55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2]/[.$B$103]" office:value-type="percentage" office:value="0.0319410319410319" calcext:value-type="percentage">
            <text:p>3,1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ZARAGOZA I</text:p>
          </table:table-cell>
          <table:table-cell table:style-name="ce73" office:value-type="float" office:value="45" calcext:value-type="float">
            <text:p>45</text:p>
          </table:table-cell>
          <table:table-cell table:style-name="ce91" table:formula="of:=[.G32]/[.G$37]" office:value-type="percentage" office:value="0.110565110565111" calcext:value-type="percentage">
            <text:p>11,06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Épil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3]/[.$B$103]" office:value-type="percentage" office:value="0.0294840294840295" calcext:value-type="percentage">
            <text:p>2,95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BARBASTRO</text:p>
          </table:table-cell>
          <table:table-cell table:style-name="ce74" office:value-type="float" office:value="37" calcext:value-type="float">
            <text:p>37</text:p>
          </table:table-cell>
          <table:table-cell table:style-name="ce92" table:formula="of:=[.G33]/[.G$37]" office:value-type="percentage" office:value="0.0909090909090909" calcext:value-type="percentage">
            <text:p>9,09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San José Centr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4]/[.$B$103]" office:value-type="percentage" office:value="0.0294840294840295" calcext:value-type="percentage">
            <text:p>2,95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ALCAÑIZ</text:p>
          </table:table-cell>
          <table:table-cell table:style-name="ce75" office:value-type="float" office:value="19" calcext:value-type="float">
            <text:p>19</text:p>
          </table:table-cell>
          <table:table-cell table:style-name="ce93" table:formula="of:=[.G34]/[.G$37]" office:value-type="percentage" office:value="0.0466830466830467" calcext:value-type="percentage">
            <text:p>4,67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5]/[.$B$103]" office:value-type="percentage" office:value="0.0294840294840295" calcext:value-type="percentage">
            <text:p>2,95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6" office:value-type="float" office:value="2" calcext:value-type="float">
            <text:p>2</text:p>
          </table:table-cell>
          <table:table-cell table:style-name="ce94" table:formula="of:=[.G35]/[.G$37]" office:value-type="percentage" office:value="0.00491400491400491" calcext:value-type="percentage">
            <text:p>0,49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6]/[.$B$103]" office:value-type="percentage" office:value="0.027027027027027" calcext:value-type="percentage">
            <text:p>2,70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7" office:value-type="float" office:value="39" calcext:value-type="float">
            <text:p>39</text:p>
          </table:table-cell>
          <table:table-cell table:style-name="ce95" table:formula="of:=[.G36]/[.G$37]" office:value-type="percentage" office:value="0.0958230958230958" calcext:value-type="percentage">
            <text:p>9,58 %</text:p>
          </table:table-cell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7]/[.$B$103]" office:value-type="percentage" office:value="0.027027027027027" calcext:value-type="percentage">
            <text:p>2,7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8" table:formula="of:=SUM([.G28:.G36])" office:value-type="float" office:value="407" calcext:value-type="float">
            <text:p>407</text:p>
          </table:table-cell>
          <table:table-cell table:style-name="ce96"/>
          <table:table-cell table:style-name="ce105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8]/[.$B$103]" office:value-type="percentage" office:value="0.027027027027027" calcext:value-type="percentage">
            <text:p>2,70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marite de Liter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9]/[.$B$103]" office:value-type="percentage" office:value="0.027027027027027" calcext:value-type="percentage">
            <text:p>2,70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</table:table-row>
        <table:table-row table:style-name="ro2">
          <table:table-cell table:style-name="ce13" office:value-type="string" calcext:value-type="string">
            <text:p>Fernando El Católic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3]" office:value-type="percentage" office:value="0.0245700245700246" calcext:value-type="percentage">
            <text:p>2,46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6" table:number-columns-repeated="2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1]/[.$B$103]" office:value-type="percentage" office:value="0.0245700245700246" calcext:value-type="percentage">
            <text:p>2,46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2]/[.$B$103]" office:value-type="percentage" office:value="0.0245700245700246" calcext:value-type="percentage">
            <text:p>2,4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6"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03]" office:value-type="percentage" office:value="0.0221130221130221" calcext:value-type="percentage">
            <text:p>2,21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4]/[.$B$103]" office:value-type="percentage" office:value="0.0196560196560197" calcext:value-type="percentage">
            <text:p>1,97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79" office:value-type="float" office:value="183" calcext:value-type="float">
            <text:p>183</text:p>
          </table:table-cell>
          <table:table-cell table:style-name="ce97" table:formula="of:=[.G44]/[.G$37]" office:value-type="percentage" office:value="0.44963144963145" calcext:value-type="percentage">
            <text:p>44,9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5]/[.$B$103]" office:value-type="percentage" office:value="0.0171990171990172" calcext:value-type="percentage">
            <text:p>1,72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62" office:value-type="string" calcext:value-type="string">
            <text:p>Teruel</text:p>
          </table:table-cell>
          <table:table-cell table:style-name="ce80" office:value-type="float" office:value="31" calcext:value-type="float">
            <text:p>31</text:p>
          </table:table-cell>
          <table:table-cell table:style-name="ce98" table:formula="of:=[.G45]/[.G$37]" office:value-type="percentage" office:value="0.0761670761670762" calcext:value-type="percentage">
            <text:p>7,6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6]/[.$B$103]" office:value-type="percentage" office:value="0.0147420147420147" calcext:value-type="percentage">
            <text:p>1,47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Huesca</text:p>
          </table:table-cell>
          <table:table-cell table:style-name="ce80" office:value-type="float" office:value="27" calcext:value-type="float">
            <text:p>27</text:p>
          </table:table-cell>
          <table:table-cell table:style-name="ce98" table:formula="of:=[.G46]/[.G$37]" office:value-type="percentage" office:value="0.0663390663390663" calcext:value-type="percentage">
            <text:p>6,6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7]/[.$B$103]" office:value-type="percentage" office:value="0.0147420147420147" calcext:value-type="percentage">
            <text:p>1,47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Utebo</text:p>
          </table:table-cell>
          <table:table-cell table:style-name="ce80" office:value-type="float" office:value="9" calcext:value-type="float">
            <text:p>9</text:p>
          </table:table-cell>
          <table:table-cell table:style-name="ce98" table:formula="of:=[.G47]/[.G$37]" office:value-type="percentage" office:value="0.0221130221130221" calcext:value-type="percentage">
            <text:p>2,2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103]" office:value-type="percentage" office:value="0.0122850122850123" calcext:value-type="percentage">
            <text:p>1,23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Monzón</text:p>
          </table:table-cell>
          <table:table-cell table:style-name="ce80" office:value-type="float" office:value="8" calcext:value-type="float">
            <text:p>8</text:p>
          </table:table-cell>
          <table:table-cell table:style-name="ce98" table:formula="of:=[.G48]/[.G$37]" office:value-type="percentage" office:value="0.0196560196560197" calcext:value-type="percentage">
            <text:p>1,9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9]/[.$B$103]" office:value-type="percentage" office:value="0.0122850122850123" calcext:value-type="percentage">
            <text:p>1,23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Fraga</text:p>
          </table:table-cell>
          <table:table-cell table:style-name="ce80" office:value-type="float" office:value="4" calcext:value-type="float">
            <text:p>4</text:p>
          </table:table-cell>
          <table:table-cell table:style-name="ce98" table:formula="of:=[.G49]/[.G$37]" office:value-type="percentage" office:value="0.00982800982800983" calcext:value-type="percentage">
            <text:p>0,9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0]/[.$B$103]" office:value-type="percentage" office:value="0.0122850122850123" calcext:value-type="percentage">
            <text:p>1,23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0" office:value-type="float" office:value="4" calcext:value-type="float">
            <text:p>4</text:p>
          </table:table-cell>
          <table:table-cell table:style-name="ce98" table:formula="of:=[.G50]/[.G$37]" office:value-type="percentage" office:value="0.00982800982800983" calcext:value-type="percentage">
            <text:p>0,9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1]/[.$B$103]" office:value-type="percentage" office:value="0.0122850122850123" calcext:value-type="percentage">
            <text:p>1,23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Barbastro</text:p>
          </table:table-cell>
          <table:table-cell table:style-name="ce81" office:value-type="float" office:value="3" calcext:value-type="float">
            <text:p>3</text:p>
          </table:table-cell>
          <table:table-cell table:style-name="ce99" table:formula="of:=[.G51]/[.G$37]" office:value-type="percentage" office:value="0.00737100737100737" calcext:value-type="percentage">
            <text:p>0,7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2]/[.$B$103]" office:value-type="percentage" office:value="0.0122850122850123" calcext:value-type="percentage">
            <text:p>1,23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80" office:value-type="float" office:value="3" calcext:value-type="float">
            <text:p>3</text:p>
          </table:table-cell>
          <table:table-cell table:style-name="ce98" table:formula="of:=[.G52]/[.G$37]" office:value-type="percentage" office:value="0.00737100737100737" calcext:value-type="percentage">
            <text:p>0,7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3]/[.$B$103]" office:value-type="percentage" office:value="0.0122850122850123" calcext:value-type="percentage">
            <text:p>1,23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80" office:value-type="float" office:value="2" calcext:value-type="float">
            <text:p>2</text:p>
          </table:table-cell>
          <table:table-cell table:style-name="ce98" table:formula="of:=[.G53]/[.G$37]" office:value-type="percentage" office:value="0.00491400491400491" calcext:value-type="percentage">
            <text:p>0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4]/[.$B$103]" office:value-type="percentage" office:value="0.00982800982800983" calcext:value-type="percentage">
            <text:p>0,98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63" office:value-type="string" calcext:value-type="string">
            <text:p>Calatayud</text:p>
          </table:table-cell>
          <table:table-cell table:style-name="ce81" office:value-type="float" office:value="2" calcext:value-type="float">
            <text:p>2</text:p>
          </table:table-cell>
          <table:table-cell table:style-name="ce98" table:formula="of:=[.G54]/[.G$37]" office:value-type="percentage" office:value="0.00491400491400491" calcext:value-type="percentage">
            <text:p>0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103]" office:value-type="percentage" office:value="0.00982800982800983" calcext:value-type="percentage">
            <text:p>0,98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2" office:value-type="string" calcext:value-type="string">
            <text:p>Ejea de Los Caballeros</text:p>
          </table:table-cell>
          <table:table-cell table:style-name="ce80" office:value-type="float" office:value="2" calcext:value-type="float">
            <text:p>2</text:p>
          </table:table-cell>
          <table:table-cell table:style-name="ce98" table:formula="of:=[.G55]/[.G$37]" office:value-type="percentage" office:value="0.00491400491400491" calcext:value-type="percentage">
            <text:p>0,4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103]" office:value-type="percentage" office:value="0.00982800982800983" calcext:value-type="percentage">
            <text:p>0,98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1" calcext:value-type="float">
            <text:p>1</text:p>
          </table:table-cell>
          <table:table-cell table:style-name="ce100" table:formula="of:=[.G56]/[.G$37]" office:value-type="percentage" office:value="0.00245700245700246" calcext:value-type="percentage">
            <text:p>0,2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103]" office:value-type="percentage" office:value="0.00982800982800983" calcext:value-type="percentage">
            <text:p>0,98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3" table:formula="of:=SUM([.G44:.G56])" office:value-type="float" office:value="279" calcext:value-type="float">
            <text:p>279</text:p>
          </table:table-cell>
          <table:table-cell table:style-name="ce101" table:formula="of:=SUM([.H44:.H56])" office:value-type="percentage" office:value="0.685503685503686" calcext:value-type="percentage">
            <text:p>68,5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103]" office:value-type="percentage" office:value="0.00982800982800983" calcext:value-type="percentage">
            <text:p>0,98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9]/[.$B$103]" office:value-type="percentage" office:value="0.00982800982800983" calcext:value-type="percentage">
            <text:p>0,98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103]" office:value-type="percentage" office:value="0.00982800982800983" calcext:value-type="percentage">
            <text:p>0,98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1]/[.$B$103]" office:value-type="percentage" office:value="0.00982800982800983" calcext:value-type="percentage">
            <text:p>0,98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103]" office:value-type="percentage" office:value="0.00737100737100737" calcext:value-type="percentage">
            <text:p>0,74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103]" office:value-type="percentage" office:value="0.00737100737100737" calcext:value-type="percentage">
            <text:p>0,74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103]" office:value-type="percentage" office:value="0.00737100737100737" calcext:value-type="percentage">
            <text:p>0,74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103]" office:value-type="percentage" office:value="0.00737100737100737" calcext:value-type="percentage">
            <text:p>0,74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103]" office:value-type="percentage" office:value="0.00737100737100737" calcext:value-type="percentage">
            <text:p>0,74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103]" office:value-type="percentage" office:value="0.00737100737100737" calcext:value-type="percentage">
            <text:p>0,74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103]" office:value-type="percentage" office:value="0.00737100737100737" calcext:value-type="percentage">
            <text:p>0,74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3]" office:value-type="percentage" office:value="0.00737100737100737" calcext:value-type="percentage">
            <text:p>0,74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3]" office:value-type="percentage" office:value="0.00737100737100737" calcext:value-type="percentage">
            <text:p>0,74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3]" office:value-type="percentage" office:value="0.00737100737100737" calcext:value-type="percentage">
            <text:p>0,74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3]" office:value-type="percentage" office:value="0.00737100737100737" calcext:value-type="percentage">
            <text:p>0,74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103]" office:value-type="percentage" office:value="0.00491400491400491" calcext:value-type="percentage">
            <text:p>0,49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103]" office:value-type="percentage" office:value="0.00491400491400491" calcext:value-type="percentage">
            <text:p>0,49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4"/>
          <table:table-cell table:number-columns-repeated="3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103]" office:value-type="percentage" office:value="0.00491400491400491" calcext:value-type="percentage">
            <text:p>0,49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103]" office:value-type="percentage" office:value="0.00491400491400491" calcext:value-type="percentage">
            <text:p>0,49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3]" office:value-type="percentage" office:value="0.00491400491400491" calcext:value-type="percentage">
            <text:p>0,49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3]" office:value-type="percentage" office:value="0.00491400491400491" calcext:value-type="percentage">
            <text:p>0,49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3]" office:value-type="percentage" office:value="0.00491400491400491" calcext:value-type="percentage">
            <text:p>0,49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3]" office:value-type="percentage" office:value="0.00491400491400491" calcext:value-type="percentage">
            <text:p>0,49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3]" office:value-type="percentage" office:value="0.00491400491400491" calcext:value-type="percentage">
            <text:p>0,49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3]" office:value-type="percentage" office:value="0.00491400491400491" calcext:value-type="percentage">
            <text:p>0,49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3]" office:value-type="percentage" office:value="0.00491400491400491" calcext:value-type="percentage">
            <text:p>0,49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3]" office:value-type="percentage" office:value="0.00491400491400491" calcext:value-type="percentage">
            <text:p>0,49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03]" office:value-type="percentage" office:value="0.00491400491400491" calcext:value-type="percentage">
            <text:p>0,49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103]" office:value-type="percentage" office:value="0.00245700245700246" calcext:value-type="percentage">
            <text:p>0,2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103]" office:value-type="percentage" office:value="0.00245700245700246" calcext:value-type="percentage">
            <text:p>0,2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103]" office:value-type="percentage" office:value="0.00245700245700246" calcext:value-type="percentage">
            <text:p>0,2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3]" office:value-type="percentage" office:value="0.00245700245700246" calcext:value-type="percentage">
            <text:p>0,25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nabarr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3]" office:value-type="percentage" office:value="0.00245700245700246" calcext:value-type="percentage">
            <text:p>0,25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3]" office:value-type="percentage" office:value="0.00245700245700246" calcext:value-type="percentage">
            <text:p>0,25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3]" office:value-type="percentage" office:value="0.00245700245700246" calcext:value-type="percentage">
            <text:p>0,25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3]" office:value-type="percentage" office:value="0.00245700245700246" calcext:value-type="percentage">
            <text:p>0,25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3]" office:value-type="percentage" office:value="0.00245700245700246" calcext:value-type="percentage">
            <text:p>0,25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3]" office:value-type="percentage" office:value="0.00245700245700246" calcext:value-type="percentage">
            <text:p>0,25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3]" office:value-type="percentage" office:value="0.00245700245700246" calcext:value-type="percentage">
            <text:p>0,25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3]" office:value-type="percentage" office:value="0.00245700245700246" calcext:value-type="percentage">
            <text:p>0,25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3]" office:value-type="percentage" office:value="0.00245700245700246" calcext:value-type="percentage">
            <text:p>0,25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3]" office:value-type="percentage" office:value="0.00245700245700246" calcext:value-type="percentage">
            <text:p>0,25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3]" office:value-type="percentage" office:value="0.00245700245700246" calcext:value-type="percentage">
            <text:p>0,25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3]" office:value-type="percentage" office:value="0.00245700245700246" calcext:value-type="percentage">
            <text:p>0,25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39" calcext:value-type="float">
            <text:p>39</text:p>
          </table:table-cell>
          <table:table-cell table:style-name="ce33" table:formula="of:=[.B102]/[.$B$103]" office:value-type="percentage" office:value="0.0958230958230958" calcext:value-type="percentage">
            <text:p>9,58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02])" office:value-type="float" office:value="407" calcext:value-type="float">
            <text:p>407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2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0'.$A$1" table:cell-range-address="$'20201010'.$A$27:.$D$81"/>
        </table:named-expressions>
      </table:table>
      <table:named-expressions/>
      <table:database-ranges>
        <table:database-range table:name="__Anonymous_Sheet_DB__0" table:target-range-address="'20201010'.A27:'20201010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0" style:display-name="PageStyle_202010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1T14:43:47</dc:date>
    <meta:generator>LibreOffice/6.0.7.3$Linux_X86_64 LibreOffice_project/00m0$Build-3</meta:generator>
    <meta:document-statistic meta:table-count="1" meta:cell-count="477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